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ecuencial desordenado" table:style-name="ta1">
        <table:shapes>
          <draw:frame draw:z-index="0" draw:style-name="gr1" draw:text-style-name="P1" svg:width="159.97mm" svg:height="90.05mm" svg:x="159.97mm" svg:y="28.42mm">
            <loext:p draw:notify-on-update-of-ranges="'secuencial desordenado'.B8:'secuencial desordenado'.B57 'secuencial desordenado'.C7:'secuencial desordenado'.C7 'secuencial desordenado'.C8:'secuencial desordenado'.C5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158.87mm" svg:y="131.75mm">
            <loext:p draw:notify-on-update-of-ranges="'secuencial desordenado'.E8:'secuencial desordenado'.E57 'secuencial desordenado'.F7:'secuencial desordenado'.F7 'secuencial desordenado'.F8:'secuencial desordenado'.F5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6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1" table:number-rows-spanned="3">
            <text:p>Algoritmo secuencial (desordenado)</text:p>
          </table:table-cell>
          <table:covered-table-cell table:style-name="Default"/>
          <table:covered-table-cell/>
          <table:covered-table-cell table:number-columns-repeated="2" table:style-name="Default"/>
          <table:covered-table-cell table:number-columns-repeated="6"/>
        </table:table-row>
        <table:table-row table:style-name="ro1">
          <table: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 table:number-columns-repeated="6"/>
        </table:table-row>
        <table:table-row table:style-name="ro1">
          <table: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 table:number-columns-repeated="6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Peor caso</text:p>
          </table:table-cell>
          <table:covered-table-cell/>
          <table:table-cell/>
          <table:table-cell office:value-type="string" calcext:value-type="string" table:number-columns-spanned="2" table:number-rows-spanned="1">
            <text:p>Peor caso</text:p>
          </table:table-cell>
          <table:covered-table-cell/>
          <table:table-cell table:number-columns-repeated="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(N)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iempo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8]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0008" calcext:value-type="float">
            <text:p>0,0000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9]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0009" calcext:value-type="float">
            <text:p>0,0000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10]"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00009" calcext:value-type="float">
            <text:p>0,0000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11]"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00009" calcext:value-type="float">
            <text:p>0,0000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12]"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0001" calcext:value-type="float">
            <text:p>0,000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B13]"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00009" calcext:value-type="float">
            <text:p>0,0000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B14]"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00001" calcext:value-type="float">
            <text:p>0,000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.B15]"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00001" calcext:value-type="float">
            <text:p>0,000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[.B16]"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000011" calcext:value-type="float">
            <text:p>0,00000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B17]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12" calcext:value-type="float">
            <text:p>0,0000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[.B18]" office:value-type="float" office:value="110" calcext:value-type="float">
            <text:p>11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000011" calcext:value-type="float">
            <text:p>0,00000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[.B19]" office:value-type="float" office:value="120" calcext:value-type="float">
            <text:p>12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000019" calcext:value-type="float">
            <text:p>0,0000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formula="of:=[.B20]" office:value-type="float" office:value="130" calcext:value-type="float">
            <text:p>13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000014" calcext:value-type="float">
            <text:p>0,0000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[.B21]" office:value-type="float" office:value="140" calcext:value-type="float">
            <text:p>14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000024" calcext:value-type="float">
            <text:p>0,0000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[.B22]" office:value-type="float" office:value="150" calcext:value-type="float">
            <text:p>15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000014" calcext:value-type="float">
            <text:p>0,0000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[.B23]" office:value-type="float" office:value="160" calcext:value-type="float">
            <text:p>16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000015" calcext:value-type="float">
            <text:p>0,0000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[.B24]" office:value-type="float" office:value="170" calcext:value-type="float">
            <text:p>17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000015" calcext:value-type="float">
            <text:p>0,0000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[.B25]" office:value-type="float" office:value="180" calcext:value-type="float">
            <text:p>18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000017" calcext:value-type="float">
            <text:p>0,00000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[.B26]" office:value-type="float" office:value="190" calcext:value-type="float">
            <text:p>19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000016" calcext:value-type="float">
            <text:p>0,0000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B27]"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017" calcext:value-type="float">
            <text:p>0,00000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formula="of:=[.B28]" office:value-type="float" office:value="210" calcext:value-type="float">
            <text:p>21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000017" calcext:value-type="float">
            <text:p>0,00000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formula="of:=[.B29]" office:value-type="float" office:value="220" calcext:value-type="float">
            <text:p>22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000018" calcext:value-type="float">
            <text:p>0,00000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formula="of:=[.B30]" office:value-type="float" office:value="230" calcext:value-type="float">
            <text:p>23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00002" calcext:value-type="float">
            <text:p>0,000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[.B31]"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00002" calcext:value-type="float">
            <text:p>0,000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[.B32]"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00002" calcext:value-type="float">
            <text:p>0,000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formula="of:=[.B33]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0.000002" calcext:value-type="float">
            <text:p>0,000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formula="of:=[.B34]" office:value-type="float" office:value="270" calcext:value-type="float">
            <text:p>2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0.0000021" calcext:value-type="float">
            <text:p>0,00000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formula="of:=[.B35]"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0.0000022" calcext:value-type="float">
            <text:p>0,00000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formula="of:=[.B36]" office:value-type="float" office:value="290" calcext:value-type="float">
            <text:p>29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0.0000022" calcext:value-type="float">
            <text:p>0,00000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[.B37]" office:value-type="float" office:value="300" calcext:value-type="float">
            <text:p>3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23" calcext:value-type="float">
            <text:p>0,00000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formula="of:=[.B38]" office:value-type="float" office:value="310" calcext:value-type="float">
            <text:p>31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0.0000023" calcext:value-type="float">
            <text:p>0,00000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formula="of:=[.B39]" office:value-type="float" office:value="320" calcext:value-type="float">
            <text:p>320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0.0000023" calcext:value-type="float">
            <text:p>0,00000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formula="of:=[.B40]" office:value-type="float" office:value="330" calcext:value-type="float">
            <text:p>330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0.000003" calcext:value-type="float">
            <text:p>0,000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formula="of:=[.B41]" office:value-type="float" office:value="340" calcext:value-type="float">
            <text:p>34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0.0000039" calcext:value-type="float">
            <text:p>0,00000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formula="of:=[.B42]" office:value-type="float" office:value="350" calcext:value-type="float">
            <text:p>35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0.0000029" calcext:value-type="float">
            <text:p>0,00000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formula="of:=[.B43]" office:value-type="float" office:value="360" calcext:value-type="float">
            <text:p>36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0.0000025" calcext:value-type="float">
            <text:p>0,00000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table:formula="of:=[.B44]" office:value-type="float" office:value="370" calcext:value-type="float">
            <text:p>37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0.0000027" calcext:value-type="float">
            <text:p>0,00000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table:formula="of:=[.B45]" office:value-type="float" office:value="380" calcext:value-type="float">
            <text:p>380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0.0000027" calcext:value-type="float">
            <text:p>0,00000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table:formula="of:=[.B46]" office:value-type="float" office:value="390" calcext:value-type="float">
            <text:p>39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0.0000026" calcext:value-type="float">
            <text:p>0,00000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[.B47]" office:value-type="float" office:value="400" calcext:value-type="float">
            <text:p>40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0028" calcext:value-type="float">
            <text:p>0,0000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table:formula="of:=[.B48]" office:value-type="float" office:value="410" calcext:value-type="float">
            <text:p>410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0.0000028" calcext:value-type="float">
            <text:p>0,0000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table:formula="of:=[.B49]" office:value-type="float" office:value="420" calcext:value-type="float">
            <text:p>420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0.0000029" calcext:value-type="float">
            <text:p>0,00000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table:formula="of:=[.B50]" office:value-type="float" office:value="430" calcext:value-type="float">
            <text:p>430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0.0000029" calcext:value-type="float">
            <text:p>0,00000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table:formula="of:=[.B51]" office:value-type="float" office:value="440" calcext:value-type="float">
            <text:p>440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0.000003" calcext:value-type="float">
            <text:p>0,000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formula="of:=[.B52]"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0.000003" calcext:value-type="float">
            <text:p>0,000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table:formula="of:=[.B53]" office:value-type="float" office:value="460" calcext:value-type="float">
            <text:p>460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0.0000031" calcext:value-type="float">
            <text:p>0,0000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table:formula="of:=[.B54]" office:value-type="float" office:value="470" calcext:value-type="float">
            <text:p>47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0.0000031" calcext:value-type="float">
            <text:p>0,0000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table:formula="of:=[.B55]"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0.0000032" calcext:value-type="float">
            <text:p>0,0000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table:formula="of:=[.B56]" office:value-type="float" office:value="490" calcext:value-type="float">
            <text:p>490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0.0000033" calcext:value-type="float">
            <text:p>0,00000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[.B57]" office:value-type="float" office:value="500" calcext:value-type="float">
            <text:p>5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39" calcext:value-type="float">
            <text:p>0,0000039</text:p>
          </table:table-cell>
          <table:table-cell table:number-columns-repeated="6"/>
        </table:table-row>
      </table:table>
      <table:table table:name="secuencial ordenado" table:style-name="ta1">
        <table:shapes>
          <draw:frame draw:z-index="0" draw:style-name="gr1" draw:text-style-name="P1" svg:width="159.98mm" svg:height="90.05mm" svg:x="159.14mm" svg:y="23.37mm">
            <loext:p draw:notify-on-update-of-ranges="'secuencial ordenado'.B7:'secuencial ordenado'.B7 'secuencial ordenado'.B8:'secuencial ordenado'.B57 'secuencial ordenado'.C7:'secuencial ordenado'.C7 'secuencial ordenado'.C8:'secuencial ordenado'.C5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7mm" svg:height="90.04mm" svg:x="159.42mm" svg:y="127.24mm">
            <loext:p draw:notify-on-update-of-ranges="'secuencial ordenado'.E7:'secuencial ordenado'.E7 'secuencial ordenado'.E8:'secuencial ordenado'.E57 'secuencial ordenado'.F7:'secuencial ordenado'.F7 'secuencial ordenado'.F8:'secuencial ordenado'.F5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6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1" table:number-rows-spanned="3">
            <text:p>Algoritmo secuencial (ordenado)</text:p>
          </table:table-cell>
          <table:covered-table-cell table:style-name="Default"/>
          <table:covered-table-cell/>
          <table:covered-table-cell table:number-columns-repeated="2" table:style-name="Default"/>
          <table:covered-table-cell table:number-columns-repeated="6"/>
        </table:table-row>
        <table:table-row table:style-name="ro1">
          <table: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 table:number-columns-repeated="6"/>
        </table:table-row>
        <table:table-row table:style-name="ro1">
          <table: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 table:number-columns-repeated="6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Peor caso</text:p>
          </table:table-cell>
          <table:covered-table-cell/>
          <table:table-cell/>
          <table:table-cell office:value-type="string" calcext:value-type="string" table:number-columns-spanned="2" table:number-rows-spanned="1">
            <text:p>Peor caso</text:p>
          </table:table-cell>
          <table:covered-table-cell/>
          <table:table-cell table:number-columns-repeated="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(N)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iempo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8]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0007" calcext:value-type="float">
            <text:p>0,0000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9]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0014" calcext:value-type="float">
            <text:p>0,0000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10]"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00008" calcext:value-type="float">
            <text:p>0,0000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11]"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00009" calcext:value-type="float">
            <text:p>0,0000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12]"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00009" calcext:value-type="float">
            <text:p>0,0000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B13]"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0001" calcext:value-type="float">
            <text:p>0,000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B14]"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000013" calcext:value-type="float">
            <text:p>0,00000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.B15]"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000012" calcext:value-type="float">
            <text:p>0,0000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[.B16]"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000013" calcext:value-type="float">
            <text:p>0,00000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B17]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13" calcext:value-type="float">
            <text:p>0,00000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[.B18]" office:value-type="float" office:value="110" calcext:value-type="float">
            <text:p>11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000015" calcext:value-type="float">
            <text:p>0,0000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[.B19]" office:value-type="float" office:value="120" calcext:value-type="float">
            <text:p>12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000015" calcext:value-type="float">
            <text:p>0,0000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formula="of:=[.B20]" office:value-type="float" office:value="130" calcext:value-type="float">
            <text:p>13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000017" calcext:value-type="float">
            <text:p>0,00000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[.B21]" office:value-type="float" office:value="140" calcext:value-type="float">
            <text:p>14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000018" calcext:value-type="float">
            <text:p>0,00000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[.B22]" office:value-type="float" office:value="150" calcext:value-type="float">
            <text:p>15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000018" calcext:value-type="float">
            <text:p>0,00000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[.B23]" office:value-type="float" office:value="160" calcext:value-type="float">
            <text:p>16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000024" calcext:value-type="float">
            <text:p>0,0000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[.B24]" office:value-type="float" office:value="170" calcext:value-type="float">
            <text:p>17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000019" calcext:value-type="float">
            <text:p>0,0000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[.B25]" office:value-type="float" office:value="180" calcext:value-type="float">
            <text:p>18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000021" calcext:value-type="float">
            <text:p>0,00000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[.B26]" office:value-type="float" office:value="190" calcext:value-type="float">
            <text:p>19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000028" calcext:value-type="float">
            <text:p>0,0000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B27]"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023" calcext:value-type="float">
            <text:p>0,00000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formula="of:=[.B28]" office:value-type="float" office:value="210" calcext:value-type="float">
            <text:p>21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000022" calcext:value-type="float">
            <text:p>0,00000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formula="of:=[.B29]" office:value-type="float" office:value="220" calcext:value-type="float">
            <text:p>22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000023" calcext:value-type="float">
            <text:p>0,00000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formula="of:=[.B30]" office:value-type="float" office:value="230" calcext:value-type="float">
            <text:p>23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000025" calcext:value-type="float">
            <text:p>0,00000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[.B31]"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000024" calcext:value-type="float">
            <text:p>0,0000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[.B32]"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000025" calcext:value-type="float">
            <text:p>0,00000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formula="of:=[.B33]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0.0000026" calcext:value-type="float">
            <text:p>0,00000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formula="of:=[.B34]" office:value-type="float" office:value="270" calcext:value-type="float">
            <text:p>27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0.0000027" calcext:value-type="float">
            <text:p>0,00000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formula="of:=[.B35]"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0.0000027" calcext:value-type="float">
            <text:p>0,00000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formula="of:=[.B36]" office:value-type="float" office:value="290" calcext:value-type="float">
            <text:p>29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0.0000028" calcext:value-type="float">
            <text:p>0,0000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[.B37]" office:value-type="float" office:value="300" calcext:value-type="float">
            <text:p>3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29" calcext:value-type="float">
            <text:p>0,00000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formula="of:=[.B38]" office:value-type="float" office:value="310" calcext:value-type="float">
            <text:p>31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0.0000031" calcext:value-type="float">
            <text:p>0,0000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formula="of:=[.B39]" office:value-type="float" office:value="320" calcext:value-type="float">
            <text:p>320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0.0000035" calcext:value-type="float">
            <text:p>0,00000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formula="of:=[.B40]" office:value-type="float" office:value="330" calcext:value-type="float">
            <text:p>330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0.0000031" calcext:value-type="float">
            <text:p>0,0000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formula="of:=[.B41]" office:value-type="float" office:value="340" calcext:value-type="float">
            <text:p>34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0.0000032" calcext:value-type="float">
            <text:p>0,0000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formula="of:=[.B42]" office:value-type="float" office:value="350" calcext:value-type="float">
            <text:p>35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0.0000033" calcext:value-type="float">
            <text:p>0,00000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formula="of:=[.B43]" office:value-type="float" office:value="360" calcext:value-type="float">
            <text:p>36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0.0000042" calcext:value-type="float">
            <text:p>0,00000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table:formula="of:=[.B44]" office:value-type="float" office:value="370" calcext:value-type="float">
            <text:p>37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0.0000031" calcext:value-type="float">
            <text:p>0,0000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table:formula="of:=[.B45]" office:value-type="float" office:value="380" calcext:value-type="float">
            <text:p>380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0.0000031" calcext:value-type="float">
            <text:p>0,0000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table:formula="of:=[.B46]" office:value-type="float" office:value="390" calcext:value-type="float">
            <text:p>39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0.0000031" calcext:value-type="float">
            <text:p>0,0000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[.B47]" office:value-type="float" office:value="400" calcext:value-type="float">
            <text:p>40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0032" calcext:value-type="float">
            <text:p>0,0000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table:formula="of:=[.B48]" office:value-type="float" office:value="410" calcext:value-type="float">
            <text:p>410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0.0000033" calcext:value-type="float">
            <text:p>0,00000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table:formula="of:=[.B49]" office:value-type="float" office:value="420" calcext:value-type="float">
            <text:p>420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0.0000034" calcext:value-type="float">
            <text:p>0,0000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table:formula="of:=[.B50]" office:value-type="float" office:value="430" calcext:value-type="float">
            <text:p>430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0.0000038" calcext:value-type="float">
            <text:p>0,00000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table:formula="of:=[.B51]" office:value-type="float" office:value="440" calcext:value-type="float">
            <text:p>440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0.0000039" calcext:value-type="float">
            <text:p>0,00000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formula="of:=[.B52]"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0.000004" calcext:value-type="float">
            <text:p>0,000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table:formula="of:=[.B53]" office:value-type="float" office:value="460" calcext:value-type="float">
            <text:p>460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0.000004" calcext:value-type="float">
            <text:p>0,000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table:formula="of:=[.B54]" office:value-type="float" office:value="470" calcext:value-type="float">
            <text:p>47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0.0000042" calcext:value-type="float">
            <text:p>0,00000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table:formula="of:=[.B55]"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0.0000042" calcext:value-type="float">
            <text:p>0,00000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table:formula="of:=[.B56]" office:value-type="float" office:value="490" calcext:value-type="float">
            <text:p>490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0.0000043" calcext:value-type="float">
            <text:p>0,00000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[.B57]" office:value-type="float" office:value="500" calcext:value-type="float">
            <text:p>5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44" calcext:value-type="float">
            <text:p>0,0000044</text:p>
          </table:table-cell>
          <table:table-cell table:number-columns-repeated="6"/>
        </table:table-row>
      </table:table>
      <table:table table:name="binario" table:style-name="ta1">
        <table:shapes>
          <draw:frame draw:z-index="0" draw:style-name="gr1" draw:text-style-name="P1" svg:width="159.98mm" svg:height="90.05mm" svg:x="159.14mm" svg:y="23.37mm">
            <loext:p draw:notify-on-update-of-ranges="binario.B7:binario.B7 binario.B8:binario.B57 binario.C7:binario.C7 binario.C8:binario.C5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9.99mm" svg:height="89.99mm" svg:x="158.5mm" svg:y="131.15mm">
            <loext:p draw:notify-on-update-of-ranges="binario.E7:binario.E7 binario.E8:binario.E57 binario.F7:binario.F7 binario.F8:binario.F5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6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1" table:number-rows-spanned="3">
            <text:p>Algoritmo binario</text:p>
          </table:table-cell>
          <table:covered-table-cell table:style-name="Default"/>
          <table:covered-table-cell/>
          <table:covered-table-cell table:number-columns-repeated="2" table:style-name="Default"/>
          <table:covered-table-cell table:number-columns-repeated="6"/>
        </table:table-row>
        <table:table-row table:style-name="ro1">
          <table: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 table:number-columns-repeated="6"/>
        </table:table-row>
        <table:table-row table:style-name="ro1">
          <table: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 table:number-columns-repeated="6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Peor caso</text:p>
          </table:table-cell>
          <table:covered-table-cell/>
          <table:table-cell/>
          <table:table-cell office:value-type="string" calcext:value-type="string" table:number-columns-spanned="2" table:number-rows-spanned="1">
            <text:p>Peor caso</text:p>
          </table:table-cell>
          <table:covered-table-cell/>
          <table:table-cell table:number-columns-repeated="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(N)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iempo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LOG([.B8];2)" office:value-type="float" office:value="3.32192809488736" calcext:value-type="float">
            <text:p>3,32192809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001" calcext:value-type="float">
            <text:p>0,000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LOG([.B9];2)" office:value-type="float" office:value="4.32192809488736" calcext:value-type="float">
            <text:p>4,321928094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0008" calcext:value-type="float">
            <text:p>0,0000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LOG([.B10];2)" office:value-type="float" office:value="4.90689059560852" calcext:value-type="float">
            <text:p>4,906890595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00013" calcext:value-type="float">
            <text:p>0,00000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LOG([.B11];2)" office:value-type="float" office:value="5.32192809488736" calcext:value-type="float">
            <text:p>5,321928094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00015" calcext:value-type="float">
            <text:p>0,0000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LOG([.B12];2)" office:value-type="float" office:value="5.64385618977472" calcext:value-type="float">
            <text:p>5,643856189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00016" calcext:value-type="float">
            <text:p>0,0000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LOG([.B13];2)" office:value-type="float" office:value="5.90689059560852" calcext:value-type="float">
            <text:p>5,906890595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00012" calcext:value-type="float">
            <text:p>0,0000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LOG([.B14];2)" office:value-type="float" office:value="6.12928301694497" calcext:value-type="float">
            <text:p>6,129283016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000011" calcext:value-type="float">
            <text:p>0,00000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LOG([.B15];2)" office:value-type="float" office:value="6.32192809488736" calcext:value-type="float">
            <text:p>6,321928094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000011" calcext:value-type="float">
            <text:p>0,00000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LOG([.B16];2)" office:value-type="float" office:value="6.49185309632968" calcext:value-type="float">
            <text:p>6,491853096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000014" calcext:value-type="float">
            <text:p>0,0000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LOG([.B17];2)" office:value-type="float" office:value="6.64385618977473" calcext:value-type="float">
            <text:p>6,643856189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12" calcext:value-type="float">
            <text:p>0,0000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LOG([.B18];2)" office:value-type="float" office:value="6.78135971352466" calcext:value-type="float">
            <text:p>6,781359713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000014" calcext:value-type="float">
            <text:p>0,0000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LOG([.B19];2)" office:value-type="float" office:value="6.90689059560852" calcext:value-type="float">
            <text:p>6,906890595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000011" calcext:value-type="float">
            <text:p>0,00000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formula="of:=LOG([.B20];2)" office:value-type="float" office:value="7.02236781302845" calcext:value-type="float">
            <text:p>7,02236781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000012" calcext:value-type="float">
            <text:p>0,0000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LOG([.B21];2)" office:value-type="float" office:value="7.12928301694497" calcext:value-type="float">
            <text:p>7,129283016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000027" calcext:value-type="float">
            <text:p>0,00000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LOG([.B22];2)" office:value-type="float" office:value="7.22881869049588" calcext:value-type="float">
            <text:p>7,228818690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000009" calcext:value-type="float">
            <text:p>0,0000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LOG([.B23];2)" office:value-type="float" office:value="7.32192809488736" calcext:value-type="float">
            <text:p>7,321928094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000012" calcext:value-type="float">
            <text:p>0,0000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LOG([.B24];2)" office:value-type="float" office:value="7.4093909361377" calcext:value-type="float">
            <text:p>7,409390936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000011" calcext:value-type="float">
            <text:p>0,00000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LOG([.B25];2)" office:value-type="float" office:value="7.49185309632968" calcext:value-type="float">
            <text:p>7,491853096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000016" calcext:value-type="float">
            <text:p>0,0000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LOG([.B26];2)" office:value-type="float" office:value="7.56985560833095" calcext:value-type="float">
            <text:p>7,569855608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000013" calcext:value-type="float">
            <text:p>0,00000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LOG([.B27];2)" office:value-type="float" office:value="7.64385618977472" calcext:value-type="float">
            <text:p>7,643856189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012" calcext:value-type="float">
            <text:p>0,0000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formula="of:=LOG([.B28];2)" office:value-type="float" office:value="7.71424551766612" calcext:value-type="float">
            <text:p>7,7142455177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000009" calcext:value-type="float">
            <text:p>0,0000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formula="of:=LOG([.B29];2)" office:value-type="float" office:value="7.78135971352466" calcext:value-type="float">
            <text:p>7,781359713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000014" calcext:value-type="float">
            <text:p>0,0000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formula="of:=LOG([.B30];2)" office:value-type="float" office:value="7.84549005094438" calcext:value-type="float">
            <text:p>7,8454900509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000013" calcext:value-type="float">
            <text:p>0,00000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LOG([.B31];2)" office:value-type="float" office:value="7.90689059560852" calcext:value-type="float">
            <text:p>7,906890595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000016" calcext:value-type="float">
            <text:p>0,0000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LOG([.B32];2)" office:value-type="float" office:value="7.96578428466209" calcext:value-type="float">
            <text:p>7,965784284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000009" calcext:value-type="float">
            <text:p>0,0000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formula="of:=LOG([.B33];2)" office:value-type="float" office:value="8.02236781302845" calcext:value-type="float">
            <text:p>8,022367813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0.0000008" calcext:value-type="float">
            <text:p>0,0000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formula="of:=LOG([.B34];2)" office:value-type="float" office:value="8.07681559705083" calcext:value-type="float">
            <text:p>8,0768155971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0.0000012" calcext:value-type="float">
            <text:p>0,0000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formula="of:=LOG([.B35];2)" office:value-type="float" office:value="8.12928301694497" calcext:value-type="float">
            <text:p>8,1292830169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0.000002" calcext:value-type="float">
            <text:p>0,000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formula="of:=LOG([.B36];2)" office:value-type="float" office:value="8.17990909001493" calcext:value-type="float">
            <text:p>8,17990909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0.0000012" calcext:value-type="float">
            <text:p>0,0000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LOG([.B37];2)" office:value-type="float" office:value="8.22881869049588" calcext:value-type="float">
            <text:p>8,228818690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12" calcext:value-type="float">
            <text:p>0,0000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formula="of:=LOG([.B38];2)" office:value-type="float" office:value="8.27612440527424" calcext:value-type="float">
            <text:p>8,2761244053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0.0000014" calcext:value-type="float">
            <text:p>0,0000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formula="of:=LOG([.B39];2)" office:value-type="float" office:value="8.32192809488736" calcext:value-type="float">
            <text:p>8,321928094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0.0000023" calcext:value-type="float">
            <text:p>0,00000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formula="of:=LOG([.B40];2)" office:value-type="float" office:value="8.36632221424582" calcext:value-type="float">
            <text:p>8,3663222142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0.0000014" calcext:value-type="float">
            <text:p>0,0000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formula="of:=LOG([.B41];2)" office:value-type="float" office:value="8.4093909361377" calcext:value-type="float">
            <text:p>8,4093909361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0.0000015" calcext:value-type="float">
            <text:p>0,0000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formula="of:=LOG([.B42];2)" office:value-type="float" office:value="8.45121111183233" calcext:value-type="float">
            <text:p>8,4512111118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0.0000027" calcext:value-type="float">
            <text:p>0,00000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formula="of:=LOG([.B43];2)" office:value-type="float" office:value="8.49185309632968" calcext:value-type="float">
            <text:p>8,4918530963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0.0000015" calcext:value-type="float">
            <text:p>0,0000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table:formula="of:=LOG([.B44];2)" office:value-type="float" office:value="8.53138146051631" calcext:value-type="float">
            <text:p>8,5313814605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0.0000007" calcext:value-type="float">
            <text:p>0,0000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table:formula="of:=LOG([.B45];2)" office:value-type="float" office:value="8.56985560833095" calcext:value-type="float">
            <text:p>8,569855608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0.0000008" calcext:value-type="float">
            <text:p>0,0000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table:formula="of:=LOG([.B46];2)" office:value-type="float" office:value="8.60733031374961" calcext:value-type="float">
            <text:p>8,6073303137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0.0000014" calcext:value-type="float">
            <text:p>0,0000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LOG([.B47];2)" office:value-type="float" office:value="8.64385618977473" calcext:value-type="float">
            <text:p>8,643856189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0006" calcext:value-type="float">
            <text:p>0,0000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table:formula="of:=LOG([.B48];2)" office:value-type="float" office:value="8.67948009950545" calcext:value-type="float">
            <text:p>8,679480099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0.0000008" calcext:value-type="float">
            <text:p>0,0000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table:formula="of:=LOG([.B49];2)" office:value-type="float" office:value="8.71424551766612" calcext:value-type="float">
            <text:p>8,7142455177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0.0000017" calcext:value-type="float">
            <text:p>0,00000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table:formula="of:=LOG([.B50];2)" office:value-type="float" office:value="8.74819284958946" calcext:value-type="float">
            <text:p>8,7481928496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0.0000014" calcext:value-type="float">
            <text:p>0,0000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table:formula="of:=LOG([.B51];2)" office:value-type="float" office:value="8.78135971352466" calcext:value-type="float">
            <text:p>8,7813597135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0.0000009" calcext:value-type="float">
            <text:p>0,0000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formula="of:=LOG([.B52];2)" office:value-type="float" office:value="8.81378119121704" calcext:value-type="float">
            <text:p>8,8137811912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0.0000008" calcext:value-type="float">
            <text:p>0,0000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table:formula="of:=LOG([.B53];2)" office:value-type="float" office:value="8.84549005094438" calcext:value-type="float">
            <text:p>8,8454900509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0.0000007" calcext:value-type="float">
            <text:p>0,0000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table:formula="of:=LOG([.B54];2)" office:value-type="float" office:value="8.876516946565" calcext:value-type="float">
            <text:p>8,8765169466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0.0000007" calcext:value-type="float">
            <text:p>0,0000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table:formula="of:=LOG([.B55];2)" office:value-type="float" office:value="8.90689059560852" calcext:value-type="float">
            <text:p>8,9068905956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0.0000006" calcext:value-type="float">
            <text:p>0,0000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table:formula="of:=LOG([.B56];2)" office:value-type="float" office:value="8.93663793900257" calcext:value-type="float">
            <text:p>8,936637939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0.0000012" calcext:value-type="float">
            <text:p>0,0000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LOG([.B57];2)" office:value-type="float" office:value="8.96578428466209" calcext:value-type="float">
            <text:p>8,965784284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11" calcext:value-type="float">
            <text:p>0,000001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6T15:08:30.537106353</meta:creation-date>
    <dc:date>2018-08-26T19:41:55.934206629</dc:date>
    <meta:editing-duration>PT27M23S</meta:editing-duration>
    <meta:editing-cycles>5</meta:editing-cycles>
    <meta:generator>LibreOffice/5.1.6.2$Linux_X86_64 LibreOffice_project/10m0$Build-2</meta:generator>
    <meta:document-statistic meta:table-count="3" meta:cell-count="62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381cm" svg:y="0.316cm" chart:style-name="ch2">
          <text:p>Gráfica del t(N)</text:p>
        </chart:title>
        <chart:legend chart:legend-position="end" svg:x="14.098cm" svg:y="4.204cm" style:legend-expansion="high" chart:style-name="ch3"/>
        <chart:plot-area chart:style-name="ch4" table:cell-range-address="'secuencial desordenado'.B8:'secuencial desordenado'.C57 'secuencial desordenado'.C7:'secuencial desordenado'.C7" chart:data-source-has-labels="row" svg:x="1.33cm" svg:y="1.275cm" svg:width="12.449cm" svg:height="6.57cm">
          <chartooo:coordinate-region svg:x="2.137cm" svg:y="1.474cm" svg:width="11.362cm" svg:height="5.724cm"/>
          <chart:axis chart:dimension="x" chart:name="primary-x" chart:style-name="ch5">
            <chart:title svg:x="7.378cm" svg:y="8.025cm" chart:style-name="ch6">
              <text:p>N</text:p>
            </chart:title>
            <chart:grid chart:style-name="ch7" chart:class="major"/>
          </chart:axis>
          <chart:axis chart:dimension="y" chart:name="primary-y" chart:style-name="ch5">
            <chart:title svg:x="0.451cm" svg:y="4.882cm" chart:style-name="ch8">
              <text:p>t(N)</text:p>
            </chart:title>
            <chart:grid chart:style-name="ch7" chart:class="major"/>
          </chart:axis>
          <chart:series chart:style-name="ch9" chart:values-cell-range-address="'secuencial desordenado'.C8:'secuencial desordenado'.C57" chart:label-cell-address="'secuencial desordenado'.C7:'secuencial desordenado'.C7" chart:class="chart:scatter">
            <chart:domain table:cell-range-address="'secuencial desordenado'.B8:'secuencial desordenado'.B57"/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t(N)</text:p>
                <draw:g>
                  <svg:desc>'secuencial desordenado'.C7:'secuencial desordenado'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secuencial desordenado'.B8:'secuencial desordenado'.B57</svg:desc>
                </draw:g>
              </table:table-cell>
              <table:table-cell office:value-type="float" office:value="10">
                <text:p>10</text:p>
                <draw:g>
                  <svg:desc>'secuencial desordenado'.C8:'secuencial desordenado'.C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4.847cm" svg:y="0.316cm" chart:style-name="ch2">
          <text:p>Gráfica de tiempo de ejecución</text:p>
        </chart:title>
        <chart:legend chart:legend-position="end" svg:x="13.622cm" svg:y="4.204cm" style:legend-expansion="high" chart:style-name="ch3"/>
        <chart:plot-area chart:style-name="ch4" table:cell-range-address="'secuencial desordenado'.E8:'secuencial desordenado'.F57 'secuencial desordenado'.F7:'secuencial desordenado'.F7" chart:data-source-has-labels="row" svg:x="1.33cm" svg:y="1.275cm" svg:width="11.973cm" svg:height="6.57cm">
          <chartooo:coordinate-region svg:x="3.169cm" svg:y="1.475cm" svg:width="9.854cm" svg:height="5.723cm"/>
          <chart:axis chart:dimension="x" chart:name="primary-x" chart:style-name="ch5">
            <chart:title svg:x="7.14cm" svg:y="8.025cm" chart:style-name="ch6">
              <text:p>N</text:p>
            </chart:title>
            <chart:grid chart:style-name="ch7" chart:class="major"/>
          </chart:axis>
          <chart:axis chart:dimension="y" chart:name="primary-y" chart:style-name="ch5">
            <chart:title svg:x="0.451cm" svg:y="5.107cm" chart:style-name="ch8">
              <text:p>tiempo</text:p>
            </chart:title>
            <chart:grid chart:style-name="ch7" chart:class="major"/>
          </chart:axis>
          <chart:series chart:style-name="ch9" chart:values-cell-range-address="'secuencial desordenado'.F8:'secuencial desordenado'.F57" chart:label-cell-address="'secuencial desordenado'.F7:'secuencial desordenado'.F7" chart:class="chart:scatter">
            <chart:domain table:cell-range-address="'secuencial desordenado'.E8:'secuencial desordenado'.E57"/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tiempo</text:p>
                <draw:g>
                  <svg:desc>'secuencial desordenado'.F7:'secuencial desordenado'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secuencial desordenado'.E8:'secuencial desordenado'.E57</svg:desc>
                </draw:g>
              </table:table-cell>
              <table:table-cell office:value-type="float" office:value="0.0000008">
                <text:p>0.0000008</text:p>
                <draw:g>
                  <svg:desc>'secuencial desordenado'.F8:'secuencial desordenado'.F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00009">
                <text:p>0.0000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000009">
                <text:p>0.0000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000009">
                <text:p>0.00000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000009">
                <text:p>0.00000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00011">
                <text:p>0.00000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0000012">
                <text:p>0.00000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0000011">
                <text:p>0.00000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0000019">
                <text:p>0.00000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0000014">
                <text:p>0.00000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0000024">
                <text:p>0.0000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0000014">
                <text:p>0.00000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0000015">
                <text:p>0.00000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0000015">
                <text:p>0.0000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.0000017">
                <text:p>0.00000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0.0000016">
                <text:p>0.0000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0000017">
                <text:p>0.00000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0.0000017">
                <text:p>0.00000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0.0000018">
                <text:p>0.00000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0.0000021">
                <text:p>0.00000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0.0000022">
                <text:p>0.00000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0.0000022">
                <text:p>0.00000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0.0000023">
                <text:p>0.00000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0.0000023">
                <text:p>0.00000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0.0000023">
                <text:p>0.00000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0.0000039">
                <text:p>0.00000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0.0000029">
                <text:p>0.00000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0.0000025">
                <text:p>0.00000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0.0000027">
                <text:p>0.00000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0.0000027">
                <text:p>0.00000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0.0000026">
                <text:p>0.00000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0.0000028">
                <text:p>0.00000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0.0000028">
                <text:p>0.00000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0.0000029">
                <text:p>0.00000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0.0000029">
                <text:p>0.00000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0.0000031">
                <text:p>0.00000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0.0000031">
                <text:p>0.00000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0.0000032">
                <text:p>0.00000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0.0000033">
                <text:p>0.00000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0.0000039">
                <text:p>0.00000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title svg:x="6.368cm" svg:y="0.316cm" chart:style-name="ch2">
          <text:p>Gráfica  de t(N)</text:p>
        </chart:title>
        <chart:legend chart:legend-position="end" svg:x="14.099cm" svg:y="4.204cm" style:legend-expansion="high" chart:style-name="ch3"/>
        <chart:plot-area chart:style-name="ch4" table:cell-range-address="'secuencial ordenado'.B7:'secuencial ordenado'.C57" chart:data-source-has-labels="row" svg:x="1.33cm" svg:y="1.275cm" svg:width="12.45cm" svg:height="6.57cm">
          <chartooo:coordinate-region svg:x="2.137cm" svg:y="1.474cm" svg:width="11.363cm" svg:height="5.724cm"/>
          <chart:axis chart:dimension="x" chart:name="primary-x" chart:style-name="ch5">
            <chart:title svg:x="7.379cm" svg:y="8.025cm" chart:style-name="ch6">
              <text:p>N</text:p>
            </chart:title>
            <chart:grid chart:style-name="ch7" chart:class="major"/>
          </chart:axis>
          <chart:axis chart:dimension="y" chart:name="primary-y" chart:style-name="ch5">
            <chart:title svg:x="0.451cm" svg:y="4.882cm" chart:style-name="ch8">
              <text:p>t(N)</text:p>
            </chart:title>
            <chart:grid chart:style-name="ch7" chart:class="major"/>
          </chart:axis>
          <chart:series chart:style-name="ch9" chart:values-cell-range-address="'secuencial ordenado'.C8:'secuencial ordenado'.C57" chart:label-cell-address="'secuencial ordenado'.C7:'secuencial ordenado'.C7" chart:class="chart:scatter">
            <chart:domain table:cell-range-address="'secuencial ordenado'.B8:'secuencial ordenado'.B57"/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t(N)</text:p>
                <draw:g>
                  <svg:desc>'secuencial ordenado'.C7:'secuencial ordenado'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secuencial ordenado'.B8:'secuencial ordenado'.B57</svg:desc>
                </draw:g>
              </table:table-cell>
              <table:table-cell office:value-type="float" office:value="10">
                <text:p>10</text:p>
                <draw:g>
                  <svg:desc>'secuencial ordenado'.C8:'secuencial ordenado'.C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847cm" svg:y="0.316cm" chart:style-name="ch2">
          <text:p>Gráfica de tiempo de ejecución</text:p>
        </chart:title>
        <chart:legend chart:legend-position="end" svg:x="13.622cm" svg:y="4.203cm" style:legend-expansion="high" chart:style-name="ch3"/>
        <chart:plot-area chart:style-name="ch4" table:cell-range-address="'secuencial ordenado'.E7:'secuencial ordenado'.F57" chart:data-source-has-labels="row" svg:x="1.33cm" svg:y="1.275cm" svg:width="11.973cm" svg:height="6.569cm">
          <chartooo:coordinate-region svg:x="3.169cm" svg:y="1.474cm" svg:width="9.854cm" svg:height="5.723cm"/>
          <chart:axis chart:dimension="x" chart:name="primary-x" chart:style-name="ch5">
            <chart:title svg:x="7.14cm" svg:y="8.024cm" chart:style-name="ch6">
              <text:p>N</text:p>
            </chart:title>
            <chart:grid chart:style-name="ch7" chart:class="major"/>
          </chart:axis>
          <chart:axis chart:dimension="y" chart:name="primary-y" chart:style-name="ch5">
            <chart:title svg:x="0.451cm" svg:y="5.106cm" chart:style-name="ch8">
              <text:p>tiempo</text:p>
            </chart:title>
            <chart:grid chart:style-name="ch7" chart:class="major"/>
          </chart:axis>
          <chart:series chart:style-name="ch9" chart:values-cell-range-address="'secuencial ordenado'.F8:'secuencial ordenado'.F57" chart:label-cell-address="'secuencial ordenado'.F7:'secuencial ordenado'.F7" chart:class="chart:scatter">
            <chart:domain table:cell-range-address="'secuencial ordenado'.E8:'secuencial ordenado'.E57"/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tiempo</text:p>
                <draw:g>
                  <svg:desc>'secuencial ordenado'.F7:'secuencial ordenado'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secuencial ordenado'.E8:'secuencial ordenado'.E57</svg:desc>
                </draw:g>
              </table:table-cell>
              <table:table-cell office:value-type="float" office:value="0.0000007">
                <text:p>0.0000007</text:p>
                <draw:g>
                  <svg:desc>'secuencial ordenado'.F8:'secuencial ordenado'.F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00014">
                <text:p>0.00000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000008">
                <text:p>0.0000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000009">
                <text:p>0.00000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000009">
                <text:p>0.0000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000013">
                <text:p>0.00000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000012">
                <text:p>0.00000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00013">
                <text:p>0.00000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0000013">
                <text:p>0.00000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0000015">
                <text:p>0.00000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0000015">
                <text:p>0.00000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0000017">
                <text:p>0.00000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0000018">
                <text:p>0.00000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0000018">
                <text:p>0.00000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0000024">
                <text:p>0.00000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0000019">
                <text:p>0.00000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.0000021">
                <text:p>0.00000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0.0000028">
                <text:p>0.00000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0000023">
                <text:p>0.00000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0.0000022">
                <text:p>0.00000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0.0000023">
                <text:p>0.00000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0.0000025">
                <text:p>0.00000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0.0000024">
                <text:p>0.00000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0.0000025">
                <text:p>0.00000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0.0000026">
                <text:p>0.00000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0.0000027">
                <text:p>0.00000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0.0000027">
                <text:p>0.00000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0.0000028">
                <text:p>0.00000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0.0000029">
                <text:p>0.00000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0.0000031">
                <text:p>0.00000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0.0000035">
                <text:p>0.00000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0.0000031">
                <text:p>0.00000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0.0000032">
                <text:p>0.00000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0.0000033">
                <text:p>0.00000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0.0000042">
                <text:p>0.00000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0.0000031">
                <text:p>0.00000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0.0000031">
                <text:p>0.00000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0.0000031">
                <text:p>0.00000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0.0000032">
                <text:p>0.00000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0.0000033">
                <text:p>0.00000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0.0000034">
                <text:p>0.00000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0.0000038">
                <text:p>0.00000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0.0000039">
                <text:p>0.00000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0.0000042">
                <text:p>0.00000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0.0000042">
                <text:p>0.00000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0.0000043">
                <text:p>0.00000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0.0000044">
                <text:p>0.00000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title svg:x="6.434cm" svg:y="0.316cm" chart:style-name="ch2">
          <text:p>Gráfica de t(N)</text:p>
        </chart:title>
        <chart:legend chart:legend-position="end" svg:x="14.099cm" svg:y="4.204cm" style:legend-expansion="high" chart:style-name="ch3"/>
        <chart:plot-area chart:style-name="ch4" table:cell-range-address="binario.B7:binario.C57" chart:data-source-has-labels="row" svg:x="1.33cm" svg:y="1.275cm" svg:width="12.45cm" svg:height="6.57cm">
          <chartooo:coordinate-region svg:x="1.766cm" svg:y="1.474cm" svg:width="11.549cm" svg:height="5.724cm"/>
          <chart:axis chart:dimension="x" chart:name="primary-x" chart:style-name="ch5">
            <chart:title svg:x="7.379cm" svg:y="8.025cm" chart:style-name="ch6">
              <text:p>N</text:p>
            </chart:title>
            <chart:grid chart:style-name="ch7" chart:class="major"/>
          </chart:axis>
          <chart:axis chart:dimension="y" chart:name="primary-y" chart:style-name="ch5">
            <chart:title svg:x="0.451cm" svg:y="4.882cm" chart:style-name="ch8">
              <text:p>t(N)</text:p>
            </chart:title>
            <chart:grid chart:style-name="ch7" chart:class="major"/>
          </chart:axis>
          <chart:series chart:style-name="ch9" chart:values-cell-range-address="binario.C8:binario.C57" chart:label-cell-address="binario.C7:binario.C7" chart:class="chart:scatter">
            <chart:domain table:cell-range-address="binario.B8:binario.B57"/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t(N)</text:p>
                <draw:g>
                  <svg:desc>binario.C7:binario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binario.B8:binario.B57</svg:desc>
                </draw:g>
              </table:table-cell>
              <table:table-cell office:value-type="float" office:value="3.32192809488736">
                <text:p>3.32192809488736</text:p>
                <draw:g>
                  <svg:desc>binario.C8:binario.C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4.32192809488736">
                <text:p>4.32192809488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4.90689059560852">
                <text:p>4.906890595608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5.32192809488736">
                <text:p>5.32192809488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.64385618977472">
                <text:p>5.643856189774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5.90689059560852">
                <text:p>5.906890595608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6.12928301694497">
                <text:p>6.12928301694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6.32192809488736">
                <text:p>6.321928094887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6.49185309632968">
                <text:p>6.491853096329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6.64385618977473">
                <text:p>6.643856189774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6.78135971352466">
                <text:p>6.781359713524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6.90689059560852">
                <text:p>6.906890595608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7.02236781302845">
                <text:p>7.022367813028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7.12928301694497">
                <text:p>7.129283016944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7.22881869049588">
                <text:p>7.228818690495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7.32192809488736">
                <text:p>7.32192809488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7.4093909361377">
                <text:p>7.40939093613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7.49185309632968">
                <text:p>7.491853096329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7.56985560833095">
                <text:p>7.569855608330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7.64385618977472">
                <text:p>7.643856189774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7.71424551766612">
                <text:p>7.714245517666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7.78135971352466">
                <text:p>7.781359713524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7.84549005094438">
                <text:p>7.845490050944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7.90689059560852">
                <text:p>7.906890595608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7.96578428466209">
                <text:p>7.965784284662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8.02236781302845">
                <text:p>8.022367813028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8.07681559705083">
                <text:p>8.076815597050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8.12928301694497">
                <text:p>8.129283016944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8.17990909001493">
                <text:p>8.179909090014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8.22881869049588">
                <text:p>8.228818690495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8.27612440527424">
                <text:p>8.276124405274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8.32192809488736">
                <text:p>8.321928094887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8.36632221424582">
                <text:p>8.366322214245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8.4093909361377">
                <text:p>8.40939093613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8.45121111183233">
                <text:p>8.451211111832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8.49185309632968">
                <text:p>8.491853096329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8.53138146051631">
                <text:p>8.531381460516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8.56985560833095">
                <text:p>8.569855608330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8.60733031374961">
                <text:p>8.607330313749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8.64385618977473">
                <text:p>8.643856189774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8.67948009950545">
                <text:p>8.679480099505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8.71424551766612">
                <text:p>8.714245517666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8.74819284958946">
                <text:p>8.748192849589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8.78135971352466">
                <text:p>8.781359713524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8.81378119121704">
                <text:p>8.813781191217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8.84549005094438">
                <text:p>8.845490050944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8.876516946565">
                <text:p>8.8765169465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8.90689059560852">
                <text:p>8.906890595608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8.93663793900257">
                <text:p>8.936637939002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8.96578428466209">
                <text:p>8.965784284662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48cm" svg:y="0.316cm" chart:style-name="ch2">
          <text:p>Gráfica de tiempo de ejecución</text:p>
        </chart:title>
        <chart:legend chart:legend-position="end" svg:x="13.624cm" svg:y="4.201cm" style:legend-expansion="high" chart:style-name="ch3"/>
        <chart:plot-area chart:style-name="ch4" table:cell-range-address="binario.E7:binario.F57" chart:data-source-has-labels="row" svg:x="1.331cm" svg:y="1.275cm" svg:width="11.973cm" svg:height="6.564cm">
          <chartooo:coordinate-region svg:x="3.17cm" svg:y="1.474cm" svg:width="9.854cm" svg:height="5.718cm"/>
          <chart:axis chart:dimension="x" chart:name="primary-x" chart:style-name="ch5">
            <chart:title svg:x="7.141cm" svg:y="8.019cm" chart:style-name="ch6">
              <text:p>N</text:p>
            </chart:title>
            <chart:grid chart:style-name="ch7" chart:class="major"/>
          </chart:axis>
          <chart:axis chart:dimension="y" chart:name="primary-y" chart:style-name="ch5">
            <chart:title svg:x="0.451cm" svg:y="5.104cm" chart:style-name="ch8">
              <text:p>tiempo</text:p>
            </chart:title>
            <chart:grid chart:style-name="ch7" chart:class="major"/>
          </chart:axis>
          <chart:series chart:style-name="ch9" chart:values-cell-range-address="binario.F8:binario.F57" chart:label-cell-address="binario.F7:binario.F7" chart:class="chart:scatter">
            <chart:domain table:cell-range-address="binario.E8:binario.E57"/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tiempo</text:p>
                <draw:g>
                  <svg:desc>binario.F7:binario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binario.E8:binario.E57</svg:desc>
                </draw:g>
              </table:table-cell>
              <table:table-cell office:value-type="float" office:value="0.000001">
                <text:p>0.000001</text:p>
                <draw:g>
                  <svg:desc>binario.F8:binario.F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00008">
                <text:p>0.0000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000013">
                <text:p>0.0000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000015">
                <text:p>0.0000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000016">
                <text:p>0.0000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000012">
                <text:p>0.00000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000011">
                <text:p>0.00000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000011">
                <text:p>0.00000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00014">
                <text:p>0.00000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0000012">
                <text:p>0.00000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0000014">
                <text:p>0.00000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0000011">
                <text:p>0.00000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0000012">
                <text:p>0.00000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0000027">
                <text:p>0.00000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0000009">
                <text:p>0.00000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0000012">
                <text:p>0.00000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0000011">
                <text:p>0.00000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.0000016">
                <text:p>0.00000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0.0000013">
                <text:p>0.0000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0000012">
                <text:p>0.00000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0.0000009">
                <text:p>0.00000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0.0000014">
                <text:p>0.00000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0.0000013">
                <text:p>0.00000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0.0000016">
                <text:p>0.00000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0.0000009">
                <text:p>0.00000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0.0000008">
                <text:p>0.00000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0.0000012">
                <text:p>0.00000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0.0000012">
                <text:p>0.00000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0.0000012">
                <text:p>0.00000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0.0000014">
                <text:p>0.00000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0.0000023">
                <text:p>0.00000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0.0000014">
                <text:p>0.00000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0.0000015">
                <text:p>0.00000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0.0000027">
                <text:p>0.00000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0.0000015">
                <text:p>0.00000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0.0000007">
                <text:p>0.00000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0.0000008">
                <text:p>0.00000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0.0000014">
                <text:p>0.00000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0.0000006">
                <text:p>0.00000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0.0000008">
                <text:p>0.00000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0.0000017">
                <text:p>0.00000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0.0000014">
                <text:p>0.00000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0.0000009">
                <text:p>0.00000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0.0000008">
                <text:p>0.00000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0.0000007">
                <text:p>0.00000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0.0000007">
                <text:p>0.00000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0.0000006">
                <text:p>0.00000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0.0000012">
                <text:p>0.00000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0.0000011">
                <text:p>0.00000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